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62000002A73559439B.png"/>
  <manifest:file-entry manifest:media-type="image/png" manifest:full-path="Pictures/100000000000032D00000277062F7ED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2.5cm" svg:height="11.5cm" svg:x="1cm" svg:y="8.891cm">
          <draw:image xlink:href="Pictures/1000000000000362000002A73559439B.png" xlink:type="simple" xlink:show="embed" xlink:actuate="onLoad">
            <text:p/>
          </draw:image>
        </draw:frame>
        <draw:frame draw:style-name="gr1" draw:text-style-name="P1" draw:layer="layout" svg:width="14.5cm" svg:height="11cm" svg:x="12.5cm" svg:y="1cm">
          <draw:image xlink:href="Pictures/100000000000032D00000277062F7E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6-20T13:30:24</meta:creation-date>
    <meta:editing-duration>PT00H09M07S</meta:editing-duration>
    <meta:editing-cycles>3</meta:editing-cycles>
    <dc:date>2010-06-20T13:39:23</dc:date>
    <meta:generator>OpenOffice.org/3.1$Unix OpenOffice.org_project/310m19$Build-9420</meta:generator>
    <meta:document-statistic meta:object-count="25"/>
  </office:meta>
</office:document-meta>
</file>